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000099" draw:textarea-horizontal-align="justify" draw:textarea-vertical-align="middle" draw:auto-grow-height="false" fo:min-height="8.15cm" fo:min-width="4.5cm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textarea-vertical-align="top" draw:auto-grow-height="true" fo:min-height="13.28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036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0.399cm" svg:height="3.506cm" svg:x="6.2cm" svg:y="0.837cm" presentation:class="title">
          <draw:text-box>
            <text:p>Roomba-Kart</text:p>
          </draw:text-box>
        </draw:frame>
        <draw:frame presentation:style-name="pr2" draw:text-style-name="P1" draw:layer="layout" svg:width="20.399cm" svg:height="13.286cm" svg:x="6.2cm" svg:y="4.914cm" presentation:class="subtitle">
          <draw:text-box>
            <text:p text:style-name="P1"/>
            <text:p text:style-name="P1"/>
            <text:p text:style-name="P1"/>
            <text:p text:style-name="P1">Manuel Kaspar &amp; Christian Piatka</text:p>
            <text:p text:style-name="P1"/>
            <text:p text:style-name="P1">Praktikum Eingebettete-Systeme</text:p>
          </draw:text-box>
        </draw:frame>
        <draw:custom-shape draw:style-name="gr1" draw:text-style-name="P1" draw:layer="layout" svg:width="5cm" svg:height="8.4cm" svg:x="0.4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4" draw:layer="layout" svg:width="20.399cm" svg:height="3.506cm" svg:x="6.2cm" svg:y="0.837cm" presentation:class="title" presentation:placeholder="true">
          <draw:text-box/>
        </draw:frame>
        <draw:frame presentation:style-name="pr5" draw:layer="layout" svg:width="20.399cm" svg:height="13.286cm" svg:x="6.2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4.858cm"/>
    </style:style>
    <style:style style:name="Mpr1" style:family="presentation" style:parent-style-name="Standard-backgroundobjects">
      <style:graphic-properties draw:fill="solid" draw:fill-color="#000099" draw:textarea-vertical-align="top" draw:auto-grow-height="false" fo:min-height="21cm" fo:min-width="5.8cm"/>
    </style:style>
    <style:style style:name="Mpr2" style:family="presentation" style:parent-style-name="Standard-backgroundobjects">
      <style:graphic-properties draw:stroke="none" draw:fill-color="#ff9900" draw:textarea-vertical-align="middle" draw:auto-grow-height="false" fo:min-height="2.2cm" fo:min-width="2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5.8cm" svg:height="21cm" svg:x="0cm" svg:y="0cm">
        <text:p text:style-name="MP3"/>
        <text:p text:style-name="MP3"/>
        <text:p text:style-name="MP3"/>
        <text:p text:style-name="MP3"><text:span text:style-name="MT2">Agenda</text:span></text:p>
        <text:p text:style-name="MP3"><text:span text:style-name="MT2"/></text:p>
        <text:p text:style-name="MP3"><text:span text:style-name="MT2">Rooba-Kart</text:span></text:p>
        <text:p text:style-name="MP3"><text:span text:style-name="MT2"/></text:p>
        <text:p text:style-name="MP3"><text:span text:style-name="MT2">Probleme</text:span></text:p>
        <text:p text:style-name="MP3"><text:span text:style-name="MT2"/></text:p>
        <text:p text:style-name="MP3"><text:span text:style-name="MT2">Live-Demo</text:span></text:p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2.2cm" svg:x="0cm" svg:y="18.8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399cm" svg:height="3.506cm" svg:x="6.2cm" svg:y="0.837cm" presentation:class="title" presentation:placeholder="true">
        <draw:text-box/>
      </draw:frame>
      <draw:frame presentation:style-name="Standard-outline1" draw:layer="backgroundobjects" svg:width="20.399cm" svg:height="13.286cm" svg:x="6.2cm" svg:y="4.914cm" presentation:class="outline" presentation:placeholder="true">
        <draw:text-box/>
      </draw:frame>
      <draw:frame draw:style-name="Mgr3" draw:text-style-name="MP4" draw:layer="backgroundobjects" svg:width="5.358cm" svg:height="1.185cm" svg:x="21.4cm" svg:y="19.4cm">
        <draw:text-box>
          <text:p text:style-name="MP4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4T14:22:46.933000000</meta:creation-date>
    <dc:date>2015-07-04T15:26:09.230000000</dc:date>
    <meta:editing-duration>PT27M2S</meta:editing-duration>
    <meta:editing-cycles>10</meta:editing-cycles>
    <meta:generator>LibreOffice/4.3.7.2$Windows_x86 LibreOffice_project/8a35821d8636a03b8bf4e15b48f59794652c68ba</meta:generator>
    <meta:document-statistic meta:object-count="30"/>
  </office:meta>
</office:document-meta>
</file>